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 fo:font-style="italic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11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2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20.00pt" fo:margin-bottom="6.00pt"/>
    </style:style>
    <style:style style:name="P15" style:family="paragraph">
      <style:paragraph-properties fo:line-height="100.00%" fo:text-align="left" fo:margin-top="18.00pt" fo:margin-bottom="6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 fo:margin-top="20.00pt" fo:margin-bottom="6.00pt"/>
    </style:style>
    <style:style style:name="P19" style:family="paragraph">
      <style:paragraph-properties fo:line-height="100.00%" fo:text-align="left" fo:margin-top="18.00pt" fo:margin-bottom="6.00pt"/>
    </style:style>
    <style:style style:name="P20" style:family="paragraph">
      <style:paragraph-properties fo:line-height="115.00%" fo:text-align="lef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15.00%" fo:text-align="left"/>
    </style:style>
    <style:style style:name="P22" style:family="paragraph">
      <style:paragraph-properties fo:line-height="115.00%" fo:text-align="lef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15.00%" fo:text-align="left"/>
    </style:style>
    <style:style style:name="P24" style:family="paragraph">
      <style:paragraph-properties fo:line-height="115.00%" fo:text-align="lef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15.00%" fo:text-align="left"/>
    </style:style>
    <style:style style:name="P27" style:family="paragraph">
      <style:paragraph-properties fo:line-height="100.00%" fo:text-align="left" fo:margin-top="20.00pt" fo:margin-bottom="6.00pt"/>
    </style:style>
    <style:style style:name="P28" style:family="paragraph">
      <style:paragraph-properties fo:line-height="100.00%" fo:text-align="left" fo:margin-top="18.00pt" fo:margin-bottom="6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15.00%" fo:text-align="left"/>
    </style:style>
    <style:style style:name="P31" style:family="paragraph">
      <style:paragraph-properties fo:line-height="100.00%" fo:text-align="left" fo:margin-top="18.00pt" fo:margin-bottom="6.00p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15.00%" fo:text-align="left"/>
    </style:style>
    <style:style style:name="P34" style:family="paragraph">
      <style:paragraph-properties fo:line-height="100.00%" fo:text-align="left" fo:margin-top="18.00pt" fo:margin-bottom="6.00pt"/>
    </style:style>
    <style:style style:name="P35" style:family="paragraph">
      <style:paragraph-properties fo:line-height="115.00%" fo:text-align="left"/>
    </style:style>
    <style:style style:name="P36" style:family="paragraph">
      <style:paragraph-properties fo:line-height="100.00%" fo:text-align="left" fo:margin-top="20.00pt" fo:margin-bottom="6.00pt"/>
    </style:style>
    <style:style style:name="P37" style:family="paragraph">
      <style:paragraph-properties fo:line-height="100.00%" fo:text-align="left" fo:margin-top="18.00pt" fo:margin-bottom="6.00pt"/>
    </style:style>
    <style:style style:name="P38" style:family="paragraph">
      <style:paragraph-properties fo:line-height="100.00%" fo:text-align="left" fo:margin-top="18.00pt" fo:margin-bottom="6.00pt"/>
    </style:style>
    <style:style style:name="P39" style:family="paragraph">
      <style:paragraph-properties fo:line-height="100.00%" fo:text-align="left" fo:margin-top="18.00pt" fo:margin-bottom="6.00pt"/>
    </style:style>
    <style:style style:name="P40" style:family="paragraph">
      <style:paragraph-properties fo:line-height="115.00%" fo:text-align="left"/>
    </style:style>
    <style:style style:name="P41" style:family="paragraph">
      <style:paragraph-properties fo:line-height="100.00%" fo:text-align="left" fo:margin-top="20.00pt" fo:margin-bottom="6.00pt"/>
    </style:style>
    <style:style style:name="P42" style:family="paragraph">
      <style:paragraph-properties fo:line-height="115.00%" fo:text-align="left"/>
    </style:style>
    <style:style style:name="P43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81178.0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44" style:family="paragraph">
      <style:paragraph-properties fo:line-height="115.00%" fo:text-align="left"/>
    </style:style>
    <style:style style:name="P45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81178.0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46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623.60pt"/>
          <style:tab-stop style:position="105.95pt"/>
          <style:tab-stop style:position="49342.75pt"/>
        </style:tab-stops>
      </style:paragraph-properties>
    </style:style>
    <style:style style:name="P47" style:family="paragraph">
      <style:paragraph-properties fo:line-height="115.00%" fo:text-align="right"/>
    </style:style>
    <style:style style:name="P48" style:family="paragraph">
      <style:paragraph-properties fo:line-height="115.00%" fo:text-align="left"/>
    </style:style>
    <style:style style:name="P49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623.60pt"/>
          <style:tab-stop style:position="105.95pt"/>
          <style:tab-stop style:position="49342.75pt"/>
        </style:tab-stops>
      </style:paragraph-properties>
    </style:style>
    <style:style style:name="P50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623.60pt"/>
          <style:tab-stop style:position="105.95pt"/>
          <style:tab-stop style:position="49342.75pt"/>
        </style:tab-stops>
      </style:paragraph-properties>
    </style:style>
    <style:style style:name="P51" style:family="paragraph">
      <style:paragraph-properties fo:line-height="115.00%" fo:text-align="right"/>
    </style:style>
    <style:style style:name="P52" style:family="paragraph">
      <style:paragraph-properties fo:line-height="115.00%" fo:text-align="left"/>
    </style:style>
    <style:style style:name="P53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623.60pt"/>
          <style:tab-stop style:position="105.95pt"/>
          <style:tab-stop style:position="49342.75pt"/>
        </style:tab-stops>
      </style:paragraph-properties>
    </style:style>
    <style:style style:name="P54" style:family="paragraph">
      <style:paragraph-properties fo:line-height="115.00%" fo:text-align="left"/>
    </style:style>
    <style:style style:name="P55" style:family="paragraph">
      <style:paragraph-properties fo:line-height="100.00%" fo:text-align="left" fo:margin-top="20.00pt" fo:margin-bottom="6.00pt"/>
    </style:style>
    <style:style style:name="P56" style:family="paragraph">
      <style:paragraph-properties fo:line-height="100.00%" fo:text-align="left" fo:margin-top="18.00pt" fo:margin-bottom="6.00pt"/>
    </style:style>
    <style:style style:name="P57" style:family="paragraph">
      <style:paragraph-properties fo:line-height="115.00%" fo:text-align="left"/>
    </style:style>
    <style:style style:name="TableColumn0100" style:family="table-column">
      <style:table-column-properties style:column-width="0.208333in"/>
    </style:style>
    <style:style style:name="TableColumn0101" style:family="table-column">
      <style:table-column-properties style:column-width="1.499306in"/>
    </style:style>
    <style:style style:name="TableColumn0102" style:family="table-column">
      <style:table-column-properties style:column-width="1.469444in"/>
    </style:style>
    <style:style style:name="TableColumn0103" style:family="table-column">
      <style:table-column-properties style:column-width="1.197917in"/>
    </style:style>
    <style:style style:name="TableColumn0104" style:family="table-column">
      <style:table-column-properties style:column-width="0.604167in"/>
    </style:style>
    <style:style style:name="TableColumn0105" style:family="table-column">
      <style:table-column-properties style:column-width="1.593056in"/>
    </style:style>
    <style:style style:name="Table01" style:family="table">
      <style:table-properties style:width="6.572222in" fo:margin-left="0.000000in" style:writing-mode="lr" table:align="left" style:may-break-between-rows="true"/>
    </style:style>
    <style:style style:name="TableRow0100" style:family="table-row">
      <style:table-row-properties style:min-row-height="0.218750in"/>
    </style:style>
    <style:style style:name="TableCell0100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Row0101" style:family="table-row">
      <style:table-row-properties style:min-row-height="0.375000in"/>
    </style:style>
    <style:style style:name="TableCell0101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Row0102" style:family="table-row">
      <style:table-row-properties style:min-row-height="0.541667in"/>
    </style:style>
    <style:style style:name="TableCell0102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</office:automatic-styles>
  <office:body>
    <office:text>
      <text:p text:style-name="P1"><text:span text:style-name="T1">Rapport d’intervention</text:span></text:p>
      <text:p text:style-name="P2"><text:span text:style-name="T2"/></text:p>
      <text:p text:style-name="P3"><text:span text:style-name="T3">Nina Carducci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><text:tab/>2</text:span></text:p>
      <text:p text:style-name="P7"><text:a xlink:href="#_75j88ale97cb"><text:span text:style-name="T9">II - Détails des optimisations effectuées</text:span></text:a><text:span text:style-name="T10"><text:tab/>2</text:span></text:p>
      <text:p text:style-name="P8"><text:a xlink:href="#_uxfyskso5n4s"><text:span text:style-name="T12">Les images</text:span></text:a><text:span text:style-name="T13"><text:tab/>2<text:tab/></text:span></text:p>
      <text:p text:style-name="P9"><text:a xlink:href="#_r7gkf09frlj5"><text:span text:style-name="T15">III - Accessibilité du site</text:span></text:a><text:span text:style-name="T16"><text:tab/>2</text:span></text:p>
      <text:p text:style-name="P9"><text:a xlink:href="#_s89pup9bbtic"><text:span text:style-name="T18">IV - Détails de réalisation</text:span></text:a><text:span text:style-name="T19"><text:s/></text:span><text:a xlink:href="#_s89pup9bbtic"><text:span text:style-name="T21">additionnelles à la demande du client</text:span></text:a><text:span text:style-name="T22"><text:tab/>2</text:span></text:p>
      <text:p text:style-name="P10"><text:span text:style-name="T23"><text:tab/>2</text:span></text:p>
      <text:p text:style-name="P11"><text:a xlink:href="#_w04kirgfeg7j"><text:span text:style-name="T25">Annexe</text:span></text:a><text:span text:style-name="T26"><text:tab/>3</text:span></text:p>
      <text:p text:style-name="P12"><text:a xlink:href="#_3m019n8dyixe"><text:span text:style-name="T28">Rapport complet de l’audit Lighthouse</text:span></text:a><text:span text:style-name="T29"><text:tab/>3</text:span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4"><text:span text:style-name="T31">I - Score Lighthouse</text:span></text:p>
      <text:p text:style-name="P15"><text:span text:style-name="T32">Score Lighthouse avant optimisation</text:span></text:p>
      <text:p text:style-name="P15"><draw:frame text:anchor-type="as-char" svg:width="152.40mm" svg:height="34.04mm" style:rel-width="scale" style:rel-height="scale"><draw:object-ole xlink:href="OleObj1"/><draw:image xlink:href="ObjectReplacements/OleObj1"/></draw:frame><text:span text:style-name="T33"/></text:p>
      <text:p text:style-name="P15"><text:span text:style-name="T34">Score Lighthouse après optimisation</text:span></text:p>
      <text:p text:style-name="P16"><draw:frame text:anchor-type="as-char" svg:width="130.00mm" svg:height="40.92mm" style:rel-width="scale" style:rel-height="scale"><draw:object-ole xlink:href="OleObj2"/><draw:image xlink:href="ObjectReplacements/OleObj2"/></draw:frame><text:span text:style-name="T35"/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17"><text:span text:style-name="T35"/></text:p>
      <text:p text:style-name="P18"><text:span text:style-name="T36">II - Détails des optimisations et interventions effectuées</text:span></text:p>
      <text:p text:style-name="P19"><text:span text:style-name="T37">1 - Les images</text:span></text:p>
      <text:p text:style-name="P20"><text:span text:style-name="T38">Le projet comporte originellement<text:s/></text:span><text:span text:style-name="T39">15</text:span><text:span text:style-name="T40"><text:s/>images pour un poids total de<text:s/></text:span><text:span text:style-name="T41">29.4 </text:span><text:span text:style-name="T42">MB. Nous avons effectué les modifications suivantes aux images :</text:span></text:p>
      <text:list text:style-name="L21">
        <text:list-item>
          <text:p text:style-name="P21"><text:span text:style-name="T42">j'ai converti toute les images (sauf insta) au format webp qui est parfait pour le web. Parfait pour amélioré les performances des sites web tout en conservant une qualité d'image élevée.</text:span></text:p>
        </text:list-item>
        <text:list-item>
          <text:p text:style-name="P21"><text:span text:style-name="T42">J'ai redimensionner les images par rapport à la taille qu'elle ont sur votre site. On gagne sur le poid de l'image. (Cependant ça a touché notre bonne pratique)</text:span></text:p>
        </text:list-item>
        <text:list-item>
          <text:p text:style-name="P21"><text:span text:style-name="T42">J'ai ajouté des alt sur toute vos images pour amélioré la précision sur le contenu de l'image et permet de s’assurer qu’un contenu sera écrit à la place de l’image si elle ne parvient pas à charger.</text:span></text:p>
        </text:list-item>
      </text:list>
      <text:p text:style-name="P22"><text:span text:style-name="T42">Après les modifications, le poids total des images est de<text:s/></text:span><text:span text:style-name="T43">1.51 </text:span><text:span text:style-name="T44">MB, soit un gain de<text:s/></text:span><text:span text:style-name="T45">94.86 </text:span><text:span text:style-name="T46">%.<text:line-break/><text:line-break/></text:span><text:span text:style-name="T47">2 - Création de Branch d'amélioration performance à valider avec le client </text:span></text:p>
      <text:list text:style-name="L23">
        <text:list-item>
          <text:p text:style-name="P23"><text:span text:style-name="T48">ajout d'une branch avec la couleur de la class active plus contrasté </text:span></text:p>
        </text:list-item>
        <text:list-item>
          <text:p text:style-name="P23"><text:span text:style-name="T48">ajout d'une branch avec le css et le js minify</text:span></text:p>
        </text:list-item>
      </text:list>
      <text:p text:style-name="P24"><text:span text:style-name="T48"/></text:p>
      <text:p text:style-name="P25"><text:span text:style-name="T48">Nouvelle audit après modification des 2 points:<text:line-break/></text:span><draw:frame text:anchor-type="as-char" svg:width="152.40mm" svg:height="38.98mm" style:rel-width="scale" style:rel-height="scale"><draw:object-ole xlink:href="OleObj3"/><draw:image xlink:href="ObjectReplacements/OleObj3"/></draw:frame><text:span text:style-name="T48"/></text:p>
      <text:p text:style-name="P26"><text:span text:style-name="T48"/></text:p>
      <text:p text:style-name="P27"><text:span text:style-name="T49">III - Accessibilité du site</text:span></text:p>
      <text:p text:style-name="P28"><text:span text:style-name="T50">Accessibilité avant optimisation </text:span></text:p>
      <text:p text:style-name="P29"><draw:frame text:anchor-type="as-char" svg:width="97.01mm" svg:height="161.57mm" style:rel-width="scale" style:rel-height="scale"><draw:object-ole xlink:href="OleObj4"/><draw:image xlink:href="ObjectReplacements/OleObj4"/></draw:frame><text:span text:style-name="T51"/></text:p>
      <text:p text:style-name="P30"><text:span text:style-name="T51"/></text:p>
      <text:p text:style-name="P30"><text:span text:style-name="T51"/></text:p>
      <text:p text:style-name="P31"><text:span text:style-name="T52">Accessibilité après optimisation</text:span></text:p>
      <text:p text:style-name="P32"><draw:frame text:anchor-type="as-char" svg:width="100.19mm" svg:height="164.75mm" style:rel-width="scale" style:rel-height="scale"><draw:object-ole xlink:href="OleObj5"/><draw:image xlink:href="ObjectReplacements/OleObj5"/></draw:frame><text:span text:style-name="T53"/></text:p>
      <text:p text:style-name="P33"><text:span text:style-name="T53"/></text:p>
      <text:p text:style-name="P33"><text:span text:style-name="T53"/></text:p>
      <text:p text:style-name="P34"><text:span text:style-name="T54">Modifications effectuées</text:span></text:p>
      <text:p text:style-name="P35"><text:span text:style-name="T55">dans le code html:</text:span><text:span text:style-name="T56"><text:line-break/>- Ajout de "lang=fr"<text:line-break/>- Ajout d'un "title"</text:span></text:p>
      <text:p text:style-name="P35"><text:span text:style-name="T56">- ajout des "alt" sur les images <text:line-break/>- ajout des libéllés sur le formulaire<text:line-break/>- suppression de l'action du formulaire<text:line-break/></text:span><text:span text:style-name="T57">- élément d'en tête classé séquentiellement:</text:span><text:span text:style-name="T58"/></text:p>
      <text:p text:style-name="P35"><text:span text:style-name="T58"><text:tab/>- changement du h3 en h1 pour le titre 'A propos de moi'</text:span></text:p>
      <text:p text:style-name="P35"><text:span text:style-name="T58"><text:tab/>- Changement de h6 en h2 pour le texte d'introduction</text:span></text:p>
      <text:p text:style-name="P35"><text:span text:style-name="T58"><text:tab/>- modification des deux quotes de h1 en h3 et h4</text:span></text:p>
      <text:p text:style-name="P35"><text:span text:style-name="T58">ps: il ne peut y avoir qu'un h1 dans la structure hiérachique du contenue afin d'amélioré l'accéssibilité et le seo <text:line-break/></text:span></text:p>
      <text:p text:style-name="P36"><text:span text:style-name="T59">IV - Détails de réalisations additionnelles à la demande du client</text:span></text:p>
      <text:p text:style-name="P37"><text:span text:style-name="T60">1 - Ajout du référencement local avec schema.org<text:line-break/>2 - Ajout de la balise meta description<text:line-break/>3 - Ajout des balises meta OpenGraph<text:line-break/>4- Ajout des balises meta twitter cards <text:line-break/><text:line-break/></text:span><text:span text:style-name="T61">Vérification du référencement avec google rich snippet:</text:span><text:span text:style-name="T62"><text:line-break/></text:span><draw:frame text:anchor-type="as-char" svg:width="152.40mm" svg:height="32.10mm" style:rel-width="scale" style:rel-height="scale"><draw:object-ole xlink:href="OleObj6"/><draw:image xlink:href="ObjectReplacements/OleObj6"/></draw:frame><text:span text:style-name="T62"/></text:p>
      <text:p text:style-name="P38"><text:span text:style-name="T63">Les 2 éléments validés sont Local buisness et organisation</text:span></text:p>
      <text:p text:style-name="P39"><text:span text:style-name="T63"/></text:p>
      <text:p text:style-name="P40"><text:span text:style-name="T63"/></text:p>
      <text:p text:style-name="P41"><text:span text:style-name="T64">V - Cahier de recette</text:span></text:p>
      <text:p text:style-name="P42"><text:span text:style-name="T65">Détail des fonctionnalités débuggées et de leur statut :</text:span></text:p>
      <text:p text:style-name="P42"><text:span text:style-name="T66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44"><text:span text:style-name="T67">ID</text:span><text:span text:style-name="T68"/></text:p>
          </table:table-cell>
          <table:table-cell table:style-name="TableCell010001">
            <text:p text:style-name="P44"><text:span text:style-name="T69">Action</text:span><text:span text:style-name="T70"/></text:p>
          </table:table-cell>
          <table:table-cell table:style-name="TableCell010002">
            <text:p text:style-name="P44"><text:span text:style-name="T71">Résultat initial</text:span><text:span text:style-name="T72"/></text:p>
          </table:table-cell>
          <table:table-cell table:style-name="TableCell010003">
            <text:p text:style-name="P44"><text:span text:style-name="T73">Résultat attendu</text:span><text:span text:style-name="T74"/></text:p>
          </table:table-cell>
          <table:table-cell table:style-name="TableCell010004">
            <text:p text:style-name="P44"><text:span text:style-name="T75">Statut</text:span><text:span text:style-name="T76"/></text:p>
          </table:table-cell>
          <table:table-cell table:style-name="TableCell010005">
            <text:p text:style-name="P44"><text:span text:style-name="T77">Remarques et commentaires</text:span><text:span text:style-name="T78"/></text:p>
          </table:table-cell>
        </table:table-row>
        <table:table-row table:style-name="TableRow0101">
          <table:table-cell table:style-name="TableCell010100">
            <text:p text:style-name="P47"><text:span text:style-name="T79">1</text:span><text:span text:style-name="T80"/></text:p>
          </table:table-cell>
          <table:table-cell table:style-name="TableCell010101">
            <text:p text:style-name="P48"><text:span text:style-name="T81"><text:s/>modification du code js: correction de l'incrémentation des index</text:span><text:span text:style-name="T82"/></text:p>
          </table:table-cell>
          <table:table-cell table:style-name="TableCell010102">
            <text:p text:style-name="P48"><text:span text:style-name="T83">impossible de faire naviguer les photos au travers de la modal</text:span><text:span text:style-name="T84"/></text:p>
          </table:table-cell>
          <table:table-cell table:style-name="TableCell010103">
            <text:p text:style-name="P48"><text:span text:style-name="T85">les photos defilent<text:s text:c="2"/>quand on clique sur les pointers<text:s/></text:span><text:span text:style-name="T86"/></text:p>
          </table:table-cell>
          <table:table-cell table:style-name="TableCell010104">
            <text:p text:style-name="P48"><text:span text:style-name="T87"><text:s/>Résolu</text:span><text:span text:style-name="T88"/></text:p>
          </table:table-cell>
          <table:table-cell table:style-name="TableCell010105">
            <text:p text:style-name="P48"><text:span text:style-name="T89">-modificiation de l'index de la fonction "nextImage" en i + 1<text:line-break/>- modification de l'index de la fonction "prevImage" en i - 1</text:span><text:span text:style-name="T90"/></text:p>
          </table:table-cell>
        </table:table-row>
        <table:table-row table:style-name="TableRow0102">
          <table:table-cell table:style-name="TableCell010200">
            <text:p text:style-name="P51"><text:span text:style-name="T91">2</text:span><text:span text:style-name="T92"/></text:p>
          </table:table-cell>
          <table:table-cell table:style-name="TableCell010201">
            <text:p text:style-name="P52"><text:span text:style-name="T93">modification du code js:<text:line-break/>ajout de la classe active ligne 230</text:span><text:span text:style-name="T94"/></text:p>
          </table:table-cell>
          <table:table-cell table:style-name="TableCell010202">
            <text:p text:style-name="P52"><text:span text:style-name="T95">lors du clique sur un élément de la barre de filtrage, la classe active ne s'affiche pas.</text:span><text:span text:style-name="T96"/></text:p>
          </table:table-cell>
          <table:table-cell table:style-name="TableCell010203">
            <text:p text:style-name="P52"><text:span text:style-name="T97">lors du clique sur un élément de la barre de filtrage, la classe active s'affiche sur le filtre en question.</text:span><text:span text:style-name="T98"/></text:p>
          </table:table-cell>
          <table:table-cell table:style-name="TableCell010204">
            <text:p text:style-name="P52"><text:span text:style-name="T99">résolu</text:span><text:span text:style-name="T100"/></text:p>
          </table:table-cell>
          <table:table-cell table:style-name="TableCell010205">
            <text:p text:style-name="P52"><text:span text:style-name="T101">- ajout de la class active sur la fonction filter by tag</text:span><text:span text:style-name="T102"/></text:p>
          </table:table-cell>
        </table:table-row>
      </table:table>
      <text:p text:style-name="P54"><text:span text:style-name="T102"/></text:p>
      <text:p text:style-name="P55"><text:span text:style-name="T103">Annexe</text:span></text:p>
      <text:p text:style-name="P56"><text:span text:style-name="T104">Rapport complet de l’audit Lighthouse</text:span></text:p>
      <text:p text:style-name="P57"><text:span text:style-name="T105"><text:s/><text:tab/>cf pièce jointe</text:span></text:p>
      <text:p text:style-name="P57"><text:span text:style-name="T106"/></text:p>
      <text:p text:style-name="P57"><text:span text:style-name="T10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